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6.01pt"/>
    </style:style>
    <style:style style:name="co2" style:family="table-column">
      <style:table-column-properties fo:break-before="auto" style:column-width="69.85pt"/>
    </style:style>
    <style:style style:name="co3" style:family="table-column">
      <style:table-column-properties fo:break-before="auto" style:column-width="722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60.75pt" fo:break-before="auto" style:use-optimal-row-height="true"/>
    </style:style>
    <style:style style:name="ro3" style:family="table-row">
      <style:table-row-properties style:row-height="25.26pt" fo:break-before="auto" style:use-optimal-row-height="true"/>
    </style:style>
    <style:style style:name="ro4" style:family="table-row">
      <style:table-row-properties style:row-height="37.11pt" fo:break-before="auto" style:use-optimal-row-height="true"/>
    </style:style>
    <style:style style:name="ro5" style:family="table-row">
      <style:table-row-properties style:row-height="48.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ignif_epic_g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.adjust</text:p>
          </table:table-cell>
          <table:table-cell table:style-name="ce1" office:value-type="string" calcext:value-type="string">
            <text:p>symbol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_INNATE_IMMUNE_RESPONSE</text:p>
          </table:table-cell>
          <table:table-cell table:style-name="ce2" office:value-type="float" office:value="0.00000888852246117825" calcext:value-type="float">
            <text:p>8.88852246117825E-06</text:p>
          </table:table-cell>
          <table:table-cell table:style-name="ce2" office:value-type="string" calcext:value-type="string">
            <text:p>MT2A,PSMB8,SLAMF7,LY9,TOLLIP,C1S,C1R,C1RL,IRF3,F12,HIST1H2BC,HIST1H2BE,PPP1R14B,S100A9,S100A8,TLR3,APOBEC3A,APOBEC3B,APOBEC3C,APOBEC3D,APOBEC3F,APOBEC3G,GSDMD,HLA-DRA,HLA-DRB5,HLA-DRB1,KRT16,TRIM38,HIST1H2BG,HLA-DPA1,HLA-DPB1,IL34,SLAMF1,PTPN6,TUBB4B,HLA-DQA1,HLA-DQB1,HLA-DQA2,HLA-DQB2,CCL5,CCL3,CCL4,AKAP8,C1QA,C1QC,C1QB,SLAMF6,CD84,CD244,FGB,FGA,CCL19,CCL21,ADAM15,APOBEC3H,DNAJA3,CAPZA2,NLRC5,CCL14,CCL15,CCL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ELLULAR_RESPONSE_TO_ZINC_ION</text:p>
          </table:table-cell>
          <table:table-cell table:style-name="ce2" office:value-type="float" office:value="0.000250696420409971" calcext:value-type="float">
            <text:p>0.00025069642041</text:p>
          </table:table-cell>
          <table:table-cell table:style-name="ce2" office:value-type="string" calcext:value-type="string">
            <text:p>MT2A,MT1E,MT1M,MT1F,MT1G,MT1X,MT1A,MT1H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CALCIUM_DEPENDENT_CELL_CELL_ADHESION_VIA_PLASMA_MEMBRANE_CELL_ADHESION_MOLECULES</text:p>
          </table:table-cell>
          <table:table-cell table:style-name="ce2" office:value-type="float" office:value="0.000250696420409971" calcext:value-type="float">
            <text:p>0.00025069642041</text:p>
          </table:table-cell>
          <table:table-cell table:style-name="ce2" office:value-type="string" calcext:value-type="string">
            <text:p>PCDHB16,PCDHB9,PCDHB10,PCDHB11,PCDHB13,PCDHB14,PCDHB2,PCDHB4,PCDHB5,PCDHB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HEMOKINE_MEDIATED_SIGNALING_PATHWAY</text:p>
          </table:table-cell>
          <table:table-cell table:style-name="ce2" office:value-type="float" office:value="0.000255556532486818" calcext:value-type="float">
            <text:p>0.000255556532487</text:p>
          </table:table-cell>
          <table:table-cell table:style-name="ce2" office:value-type="string" calcext:value-type="string">
            <text:p>CXCL9,CXCL10,CXCL11,IL8,CXCL6,CXCL1,CXCL5,CXCL3,CCL5,CCL3,CCL4,CCL19,CCL21,CCL14,CCL15,CCL18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O_CYTOKINE_MEDIATED_SIGNALING_PATHWAY</text:p>
          </table:table-cell>
          <table:table-cell table:style-name="ce2" office:value-type="float" office:value="0.000638241386506432" calcext:value-type="float">
            <text:p>0.000638241386506</text:p>
          </table:table-cell>
          <table:table-cell table:style-name="ce2" office:value-type="string" calcext:value-type="string">
            <text:p>MT2A,PSMB8,PSMB9,SOCS1,CDIP1,IRF3,TNFRSF14,DUOX2,DUOX1,BAD,TNFRSF10B,TNFRSF10C,TNFRSF10D,TNFRSF10A,TRAF2,PSMD2,CXCL9,CXCL10,CXCL11,HLA-DRA,HLA-DRB5,HLA-DRB1,TRIM38,IL8,CXCL6,CXCL1,CXCL5,CXCL3,HLA-DPA1,HLA-DPB1,TNFRSF12A,HLA-DQA1,HLA-DQB1,HLA-DQA2,HLA-DQB2,CCL5,CCL3,CCL4,CNTFR,IL11RA,BBS2,CISH,CCL19,CCL21,CCL14,CCL15,CCL18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CELLULAR_RESPONSE_TO_INTERFERON_GAMMA</text:p>
          </table:table-cell>
          <table:table-cell table:style-name="ce2" office:value-type="float" office:value="0.000690036229489256" calcext:value-type="float">
            <text:p>0.000690036229489</text:p>
          </table:table-cell>
          <table:table-cell table:style-name="ce2" office:value-type="string" calcext:value-type="string">
            <text:p>MT2A,IRF3,TLR3,HLA-DRA,HLA-DRB5,HLA-DRB1,TRIM38,HLA-DPA1,HLA-DPB1,HLA-DQA1,HLA-DQB1,HLA-DQA2,HLA-DQB2,CCL5,CCL3,CCL4,CCL19,CCL21,CCL14,CCL15,CCL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POSITIVE_REGULATION_OF_LEUKOCYTE_CHEMOTAXIS</text:p>
          </table:table-cell>
          <table:table-cell table:style-name="ce2" office:value-type="float" office:value="0.000758497031444116" calcext:value-type="float">
            <text:p>0.000758497031444</text:p>
          </table:table-cell>
          <table:table-cell table:style-name="ce2" office:value-type="string" calcext:value-type="string">
            <text:p>S100A14,VEGFB,CXCL9,CXCL10,CXCL11,IL8,CXCL6,CXCL1,CXCL5,CXCL3,CCL5,CCL3,CCL4,GPSM3,CCL19,CCL21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ANTIGEN_PROCESSING_AND_PRESENTATION_OF_PEPTIDE_OR_POLYSACCHARIDE_ANTIGEN_VIA_MHC_CLASS_II</text:p>
          </table:table-cell>
          <table:table-cell table:style-name="ce2" office:value-type="float" office:value="0.00124486324406345" calcext:value-type="float">
            <text:p>0.001244863244063</text:p>
          </table:table-cell>
          <table:table-cell table:style-name="ce2" office:value-type="string" calcext:value-type="string">
            <text:p>HLA-DOB,HLA-DMB,HLA-DMA,KLC2,AP2A1,KIF3B,AP2M1,HLA-DRA,HLA-DRB5,HLA-DRB1,HLA-DOA,HLA-DPA1,HLA-DPB1,HLA-DQA1,HLA-DQB1,HLA-DQA2,HLA-DQB2,DCTN3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RESPONSE_TO_INTERFERON_GAMMA</text:p>
          </table:table-cell>
          <table:table-cell table:style-name="ce2" office:value-type="float" office:value="0.00181627368819643" calcext:value-type="float">
            <text:p>0.001816273688196</text:p>
          </table:table-cell>
          <table:table-cell table:style-name="ce2" office:value-type="string" calcext:value-type="string">
            <text:p>MT2A,IRF3,TLR3,HLA-DRA,HLA-DRB5,HLA-DRB1,TRIM38,HLA-DPA1,HLA-DPB1,HLA-DQA1,HLA-DQB1,HLA-DQA2,HLA-DQB2,CCL5,CCL3,CCL4,CCL19,CCL21,DNAJA3,CCL14,CCL15,CCL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ELLULAR_RESPONSE_TO_CADMIUM_ION</text:p>
          </table:table-cell>
          <table:table-cell table:style-name="ce2" office:value-type="float" office:value="0.00236726977298149" calcext:value-type="float">
            <text:p>0.002367269772981</text:p>
          </table:table-cell>
          <table:table-cell table:style-name="ce2" office:value-type="string" calcext:value-type="string">
            <text:p>MT1E,MT1F,MT1G,MT1X,AKR1C3,MT1A,MT1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YRIMIDINE_RIBONUCLEOSIDE_CATABOLIC_PROCESS</text:p>
          </table:table-cell>
          <table:table-cell office:value-type="float" office:value="0.00254767193441209" calcext:value-type="float">
            <text:p>0.002547671934412</text:p>
          </table:table-cell>
          <table:table-cell office:value-type="string" calcext:value-type="string">
            <text:p>APOBEC3A,APOBEC3C,APOBEC3F,APOBEC3G,ENTPD4,APOBEC3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EGULATION_OF_LEUKOCYTE_CHEMOTAXIS</text:p>
          </table:table-cell>
          <table:table-cell office:value-type="float" office:value="0.00313876996443129" calcext:value-type="float">
            <text:p>0.003138769964431</text:p>
          </table:table-cell>
          <table:table-cell office:value-type="string" calcext:value-type="string">
            <text:p>S100A14,VEGFB,CXCL9,CXCL10,CXCL11,IL8,CXCL6,CXCL1,CXCL5,CXCL3,CCL5,CCL3,CCL4,GPSM3,CCL19,CCL2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_CELLULAR_RESPONSE_TO_CYTOKINE_STIMULUS</text:p>
          </table:table-cell>
          <table:table-cell office:value-type="float" office:value="0.00404220752035453" calcext:value-type="float">
            <text:p>0.004042207520355</text:p>
          </table:table-cell>
          <table:table-cell office:value-type="string" calcext:value-type="string">
            <text:p>MT2A,MT1X,PSMB8,PSMB9,SOCS1,CDIP1,IRF3,TNFRSF14,DUOX2,DUOX1,OTUB1,BAD,TLR3,TNFRSF10B,TNFRSF10C,TNFRSF10D,TNFRSF10A,TRAF2,PSMD2,CXCL9,CXCL10,CXCL11,HLA-DRA,HLA-DRB5,HLA-DRB1,TRIM38,IL8,CXCL6,CXCL1,CXCL5,CXCL3,HLA-DPA1,HLA-DPB1,TNFRSF12A,HLA-DQA1,HLA-DQB1,HLA-DQA2,HLA-DQB2,CCL5,CCL3,CCL4,CNTFR,IL11RA,BBS2,FGB,FGA,HYAL2,CISH,CCL19,CCL21,NKX3-1,CCL14,CCL15,CCL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LYMPHOCYTE_COSTIMULATION</text:p>
          </table:table-cell>
          <table:table-cell office:value-type="float" office:value="0.00404220752035453" calcext:value-type="float">
            <text:p>0.004042207520355</text:p>
          </table:table-cell>
          <table:table-cell office:value-type="string" calcext:value-type="string">
            <text:p>TNFRSF14,CAV1,HLA-DRA,HLA-DRB5,HLA-DRB1,HLA-DPA1,HLA-DPB1,PTPN6,HLA-DQA1,HLA-DQB1,HLA-DQA2,HLA-DQB2,CCL19,CCL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POSITIVE_REGULATION_OF_CELL_CELL_ADHESION</text:p>
          </table:table-cell>
          <table:table-cell office:value-type="float" office:value="0.0049497172448285" calcext:value-type="float">
            <text:p>0.004949717244829</text:p>
          </table:table-cell>
          <table:table-cell office:value-type="string" calcext:value-type="string">
            <text:p>HLA-DMB,AP3D1,TNFRSF14,BAD,CCDC88B,CAV1,TRAF2,HLA-DRA,HLA-DRB5,HLA-DRB1,HLA-DPA1,HLA-DPB1,SLAMF1,PTPN6,HLA-DQA1,HLA-DQB1,HLA-DQA2,HLA-DQB2,CCL5,LILRB1,CD244,FGB,FGA,FGG,CCL19,CCL21,DNAJA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KERATINIZATION</text:p>
          </table:table-cell>
          <table:table-cell office:value-type="float" office:value="0.0049497172448285" calcext:value-type="float">
            <text:p>0.004949717244829</text:p>
          </table:table-cell>
          <table:table-cell office:value-type="string" calcext:value-type="string">
            <text:p>SHARPIN,SPRR1B,SPRR2D,SPRR2A,KRT16,KRT17,SPRR3,PP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OSITIVE_REGULATION_OF_CHEMOTAXIS</text:p>
          </table:table-cell>
          <table:table-cell office:value-type="float" office:value="0.0049497172448285" calcext:value-type="float">
            <text:p>0.004949717244829</text:p>
          </table:table-cell>
          <table:table-cell office:value-type="string" calcext:value-type="string">
            <text:p>S100A14,VEGFB,MET,CXCL9,CXCL10,CXCL11,IL8,CXCL6,CXCL1,CXCL5,CXCL3,CCL5,CCL3,CCL4,GPSM3,CCL19,CCL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OSITIVE_REGULATION_OF_LEUKOCYTE_MIGRATION</text:p>
          </table:table-cell>
          <table:table-cell office:value-type="float" office:value="0.0049497172448285" calcext:value-type="float">
            <text:p>0.004949717244829</text:p>
          </table:table-cell>
          <table:table-cell office:value-type="string" calcext:value-type="string">
            <text:p>S100A14,TNFRSF14,VEGFB,CXCL9,CXCL10,CXCL11,IL8,CXCL6,CXCL1,CXCL5,CXCL3,CCL5,CCL3,CCL4,GPSM3,CCL19,CCL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ROTEIN_ACTIVATION_CASCADE</text:p>
          </table:table-cell>
          <table:table-cell office:value-type="float" office:value="0.0049497172448285" calcext:value-type="float">
            <text:p>0.004949717244829</text:p>
          </table:table-cell>
          <table:table-cell office:value-type="string" calcext:value-type="string">
            <text:p>C1S,C1R,C1RL,F12,C1QA,C1QC,C1QB,FGB,FGA,FGG,KLKB1,F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SYNAPSE_ASSEMBLY</text:p>
          </table:table-cell>
          <table:table-cell office:value-type="float" office:value="0.00511594064385065" calcext:value-type="float">
            <text:p>0.005115940643851</text:p>
          </table:table-cell>
          <table:table-cell office:value-type="string" calcext:value-type="string">
            <text:p>CLSTN3,PCDHB16,PCDHB9,PCDHB10,PCDHB11,PCDHB13,PCDHB14,PCDHB2,PCDHB4,PCDHB5,PCDHB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ANTIGEN_PROCESSING_AND_PRESENTATION_OF_PEPTIDE_ANTIGEN</text:p>
          </table:table-cell>
          <table:table-cell office:value-type="float" office:value="0.0057631489429854" calcext:value-type="float">
            <text:p>0.005763148942985</text:p>
          </table:table-cell>
          <table:table-cell office:value-type="string" calcext:value-type="string">
            <text:p>HLA-DOB,TAP2,PSMB8,TAP1,PSMB9,HLA-DMB,HLA-DMA,KLC2,AP2A1,HFE,KIF3B,AP2M1,PSMD2,HLA-DRA,HLA-DRB5,HLA-DRB1,HLA-DOA,HLA-DPA1,HLA-DPB1,HLA-DQA1,HLA-DQB1,HLA-DQA2,HLA-DQB2,DCTN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_IMMUNE_EFFECTOR_PROCESS</text:p>
          </table:table-cell>
          <table:table-cell office:value-type="float" office:value="0.00703153552148579" calcext:value-type="float">
            <text:p>0.007031535521486</text:p>
          </table:table-cell>
          <table:table-cell office:value-type="string" calcext:value-type="string">
            <text:p>SLAMF7,LY9,PI4K2A,C1S,C1R,C1RL,S100A13,FCGR2A,FCGR3A,IRF3,EXOSC4,TLR3,APOBEC3A,APOBEC3B,APOBEC3C,APOBEC3D,APOBEC3F,APOBEC3G,ABCF3,CXCL9,CXCL10,HLA-DRB5,HLA-DRB1,CXCL6,CXCL5,EXOSC6,SLAMF1,PTPN6,ACTG1,TUBB4B,HLA-DQB1,CCL3,C1QA,C1QC,C1QB,LILRB1,SLAMF6,CD244,HYAL2,TUSC2,APOBEC3H,NLRC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ESPONSE_TO_ZINC_ION</text:p>
          </table:table-cell>
          <table:table-cell office:value-type="float" office:value="0.00886215254189489" calcext:value-type="float">
            <text:p>0.008862152541895</text:p>
          </table:table-cell>
          <table:table-cell office:value-type="string" calcext:value-type="string">
            <text:p>MT2A,MT1E,MT1M,MT1F,MT1G,MT1X,MT1A,MT1H,S100A8,KRT14,ACP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HOMOPHILIC_CELL_ADHESION_VIA_PLASMA_MEMBRANE_ADHESION_MOLECULES</text:p>
          </table:table-cell>
          <table:table-cell office:value-type="float" office:value="0.00886215254189489" calcext:value-type="float">
            <text:p>0.008862152541895</text:p>
          </table:table-cell>
          <table:table-cell office:value-type="string" calcext:value-type="string">
            <text:p>CLSTN3,AMIGO1,PCDHB16,PCDHB9,PCDHB10,PCDHB11,PCDHB12,PCDHB13,PCDHB14,PCDHB15,ESAM,PCDHB2,PCDHB4,PCDHB5,PCDHB6,PCDHB7,CD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HUMORAL_IMMUNE_RESPONSE_MEDIATED_BY_CIRCULATING_IMMUNOGLOBULIN</text:p>
          </table:table-cell>
          <table:table-cell office:value-type="float" office:value="0.00886215254189489" calcext:value-type="float">
            <text:p>0.008862152541895</text:p>
          </table:table-cell>
          <table:table-cell office:value-type="string" calcext:value-type="string">
            <text:p>C1S,C1R,C1RL,HLA-DRB5,HLA-DRB1,HLA-DQB1,C1QA,C1QC,C1Q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CELLULAR_RESPONSE_TO_INTERLEUKIN_1</text:p>
          </table:table-cell>
          <table:table-cell office:value-type="float" office:value="0.010749666324333" calcext:value-type="float">
            <text:p>0.010749666324333</text:p>
          </table:table-cell>
          <table:table-cell office:value-type="string" calcext:value-type="string">
            <text:p>PSMB9,OTUB1,IL8,CCL5,CCL3,CCL4,FGB,HYAL2,CCL19,CCL21,NKX3-1,CCL14,CCL15,CCL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LYMPHOCYTE_CHEMOTAXIS</text:p>
          </table:table-cell>
          <table:table-cell office:value-type="float" office:value="0.0107984079204825" calcext:value-type="float">
            <text:p>0.010798407920483</text:p>
          </table:table-cell>
          <table:table-cell office:value-type="string" calcext:value-type="string">
            <text:p>CXCL10,CXCL11,CCL5,CCL3,CCL19,CCL21,CCL14,CCL15,CCL1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LEUKOCYTE_MEDIATED_IMMUNITY</text:p>
          </table:table-cell>
          <table:table-cell office:value-type="float" office:value="0.0114853863225932" calcext:value-type="float">
            <text:p>0.011485386322593</text:p>
          </table:table-cell>
          <table:table-cell office:value-type="string" calcext:value-type="string">
            <text:p>SLAMF7,PI4K2A,C1S,C1R,C1RL,S100A13,HLA-DRB5,HLA-DRB1,CXCL6,CXCL5,EXOSC6,SLAMF1,PTPN6,TUBB4B,HLA-DQB1,CCL3,C1QA,C1QC,C1QB,TUSC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REGULATION_OF_SYMBIOSIS_ENCOMPASSING_MUTUALISM_THROUGH_PARASITISM</text:p>
          </table:table-cell>
          <table:table-cell office:value-type="float" office:value="0.0116606800703759" calcext:value-type="float">
            <text:p>0.011660680070376</text:p>
          </table:table-cell>
          <table:table-cell office:value-type="string" calcext:value-type="string">
            <text:p>LAMP3,TAP2,TAP1,BAD,CAV2,CAV1,APOBEC3A,APOBEC3C,APOBEC3D,APOBEC3F,APOBEC3G,DERL1,PARP10,TRIM38,IL8,NELFA,NELFB,CCL5,CCL3,CCL4,CHMP4B,P4HB,APOBEC3H,POLR2H,TFAP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ADAPTIVE_IMMUNE_RESPONSE</text:p>
          </table:table-cell>
          <table:table-cell office:value-type="float" office:value="0.0116606800703759" calcext:value-type="float">
            <text:p>0.011660680070376</text:p>
          </table:table-cell>
          <table:table-cell office:value-type="string" calcext:value-type="string">
            <text:p>LAMP3,TAP2,TAP1,SLAMF7,LY9,C1S,C1R,C1RL,OTUB1,HLA-DRB5,HLA-DRB1,EXOSC6,SLAMF1,HLA-DQB1,C1QA,C1QC,C1QB,LILRA2,LILRB1,LILRB4,SLAMF6,CD84,CD244,FGB,FGA,LILRA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EGULATION_OF_ANTIGEN_PROCESSING_AND_PRESENTATION</text:p>
          </table:table-cell>
          <table:table-cell office:value-type="float" office:value="0.0124395485810949" calcext:value-type="float">
            <text:p>0.012439548581095</text:p>
          </table:table-cell>
          <table:table-cell office:value-type="string" calcext:value-type="string">
            <text:p>HLA-DOB,TAP2,TAP1,HFE,HLA-DOA,CCL19,CCL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ANTIGEN_PROCESSING_AND_PRESENTATION</text:p>
          </table:table-cell>
          <table:table-cell office:value-type="float" office:value="0.0213404410475256" calcext:value-type="float">
            <text:p>0.021340441047526</text:p>
          </table:table-cell>
          <table:table-cell office:value-type="string" calcext:value-type="string">
            <text:p>HLA-DOB,TAP2,PSMB8,TAP1,PSMB9,HLA-DMB,HLA-DMA,AP3D1,KLC2,AP2A1,HFE,KIF3B,AP2M1,PSMD2,HLA-DRA,HLA-DRB5,HLA-DRB1,HLA-DOA,HLA-DPA1,HLA-DPB1,HLA-DQA1,HLA-DQB1,HLA-DQA2,HLA-DQB2,DCTN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YRIMIDINE_NUCLEOSIDE_CATABOLIC_PROCESS</text:p>
          </table:table-cell>
          <table:table-cell office:value-type="float" office:value="0.0234564642777184" calcext:value-type="float">
            <text:p>0.023456464277718</text:p>
          </table:table-cell>
          <table:table-cell office:value-type="string" calcext:value-type="string">
            <text:p>APOBEC3A,APOBEC3C,APOBEC3F,APOBEC3G,ENTPD4,APOBEC3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EMBRYONIC_SKELETAL_SYSTEM_MORPHOGENESIS</text:p>
          </table:table-cell>
          <table:table-cell office:value-type="float" office:value="0.0234564642777184" calcext:value-type="float">
            <text:p>0.023456464277718</text:p>
          </table:table-cell>
          <table:table-cell office:value-type="string" calcext:value-type="string">
            <text:p>TULP3,HOXD10,HOXD9,HOXD3,HOXD4,AXIN1,FUZ,SLC39A3,HOXA1,HOXA3,HOXA5,HOXA7,HOXA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ESPONSE_TO_TRANSITION_METAL_NANOPARTICLE</text:p>
          </table:table-cell>
          <table:table-cell office:value-type="float" office:value="0.0242252837024123" calcext:value-type="float">
            <text:p>0.024225283702412</text:p>
          </table:table-cell>
          <table:table-cell office:value-type="string" calcext:value-type="string">
            <text:p>MT2A,MT1E,MT1M,MT1F,MT1G,MT1X,CCNE1,S100A13,HFE,SORD,MT1A,MT1H,BAD,S100A8,KRT14,ATP5D,C1QA,LOXL2,ACP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REGULATION_OF_ANTIGEN_PROCESSING_AND_PRESENTATION_OF_PEPTIDE_ANTIGEN</text:p>
          </table:table-cell>
          <table:table-cell office:value-type="float" office:value="0.0253461614726575" calcext:value-type="float">
            <text:p>0.025346161472658</text:p>
          </table:table-cell>
          <table:table-cell office:value-type="string" calcext:value-type="string">
            <text:p>HLA-DOB,TAP2,TAP1,HFE,HLA-DO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ESPONSE_TO_INTERLEUKIN_1</text:p>
          </table:table-cell>
          <table:table-cell office:value-type="float" office:value="0.0268887543320842" calcext:value-type="float">
            <text:p>0.026888754332084</text:p>
          </table:table-cell>
          <table:table-cell office:value-type="string" calcext:value-type="string">
            <text:p>PSMB9,OTUB1,IL8,AES,CCL5,CCL3,CCL4,FGB,HYAL2,CCL19,CCL21,NKX3-1,CCL14,CCL15,CCL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IBONUCLEOSIDE_CATABOLIC_PROCESS</text:p>
          </table:table-cell>
          <table:table-cell office:value-type="float" office:value="0.0271955006160359" calcext:value-type="float">
            <text:p>0.027195500616036</text:p>
          </table:table-cell>
          <table:table-cell office:value-type="string" calcext:value-type="string">
            <text:p>APOBEC3A,APOBEC3C,APOBEC3F,APOBEC3G,ENPP4,ENTPD4,APOBEC3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EGULATION_OF_LEUKOCYTE_MIGRATION</text:p>
          </table:table-cell>
          <table:table-cell office:value-type="float" office:value="0.0271955006160359" calcext:value-type="float">
            <text:p>0.027195500616036</text:p>
          </table:table-cell>
          <table:table-cell office:value-type="string" calcext:value-type="string">
            <text:p>S100A14,TNFRSF14,VEGFB,CXCL9,CXCL10,CXCL11,IL8,CXCL6,CXCL1,CXCL5,CXCL3,CCL5,CCL3,CCL4,HOXA7,GPSM3,CCL19,CCL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INTERFERON_GAMMA_MEDIATED_SIGNALING_PATHWAY</text:p>
          </table:table-cell>
          <table:table-cell office:value-type="float" office:value="0.0357232535377454" calcext:value-type="float">
            <text:p>0.035723253537745</text:p>
          </table:table-cell>
          <table:table-cell office:value-type="string" calcext:value-type="string">
            <text:p>MT2A,IRF3,HLA-DRA,HLA-DRB5,HLA-DRB1,TRIM38,HLA-DPA1,HLA-DPB1,HLA-DQA1,HLA-DQB1,HLA-DQA2,HLA-DQB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_DEFENSE_RESPONSE_TO_OTHER_ORGANISM</text:p>
          </table:table-cell>
          <table:table-cell office:value-type="float" office:value="0.0372317259913748" calcext:value-type="float">
            <text:p>0.037231725991375</text:p>
          </table:table-cell>
          <table:table-cell office:value-type="string" calcext:value-type="string">
            <text:p>NUP93,TEAD4,S100A14,IRF3,TNFRSF14,HIST1H2BC,HIST1H2BE,HIST1H3D,HIST1H3E,EXOSC4,COX8A,S100A9,S100A8,TLR3,TMEM203,APOBEC3A,APOBEC3B,APOBEC3C,APOBEC3D,APOBEC3F,APOBEC3G,ABCF3,CXCL9,CXCL10,HIST1H2BG,CXCL6,FCGR3B,LILRB1,FGB,FGA,HYAL2,TUSC2,LENG9,ACP5,APOBEC3H,MUC5B,NLRC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FIBRINOLYSIS</text:p>
          </table:table-cell>
          <table:table-cell office:value-type="float" office:value="0.0384798097816418" calcext:value-type="float">
            <text:p>0.038479809781642</text:p>
          </table:table-cell>
          <table:table-cell office:value-type="string" calcext:value-type="string">
            <text:p>F12,SERPINB2,FGB,FGA,FGG,KLKB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_INFLAMMATORY_RESPONSE</text:p>
          </table:table-cell>
          <table:table-cell office:value-type="float" office:value="0.0413788183708676" calcext:value-type="float">
            <text:p>0.041378818370868</text:p>
          </table:table-cell>
          <table:table-cell office:value-type="string" calcext:value-type="string">
            <text:p>TOLLIP,TNFRSF14,F12,HFE,PRDX5,S100A9,S100A8,TLR3,TNFRSF10B,TNFRSF10C,TNFRSF10D,TNFRSF10A,GSDMD,CXCL9,CXCL10,CXCL11,HLA-DRB5,HLA-DRB1,SLC7A2,KRT16,IL8,CXCL6,CXCL1,CXCL5,CXCL3,IL34,CCL5,CCL3,CCL4,FGA,KLKB1,PNMA1,TUSC2,CCL19,CCL21,CCL14,CCL15,CCL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MONOCYTE_CHEMOTAXIS</text:p>
          </table:table-cell>
          <table:table-cell office:value-type="float" office:value="0.0486938989945497" calcext:value-type="float">
            <text:p>0.04869389899455</text:p>
          </table:table-cell>
          <table:table-cell office:value-type="string" calcext:value-type="string">
            <text:p>CCL5,CCL3,CCL4,CCL19,CCL21,CCL14,CCL15,CCL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EMBRYONIC_SKELETAL_SYSTEM_DEVELOPMENT</text:p>
          </table:table-cell>
          <table:table-cell office:value-type="float" office:value="0.0486938989945497" calcext:value-type="float">
            <text:p>0.04869389899455</text:p>
          </table:table-cell>
          <table:table-cell office:value-type="string" calcext:value-type="string">
            <text:p>TULP3,HOXD10,HOXD9,HOXD3,HOXD4,HOXD1,AXIN1,FUZ,SLC39A3,HOXA1,HOXA3,HOXA5,HOXA7,HOXA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BLOOD_COAGULATION_FIBRIN_CLOT_FORMATION</text:p>
          </table:table-cell>
          <table:table-cell office:value-type="float" office:value="0.0486938989945497" calcext:value-type="float">
            <text:p>0.04869389899455</text:p>
          </table:table-cell>
          <table:table-cell office:value-type="string" calcext:value-type="string">
            <text:p>F12,FGB,FGA,FGG,KLKB1,F1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_REGULATION_OF_MULTI_ORGANISM_PROCESS</text:p>
          </table:table-cell>
          <table:table-cell office:value-type="float" office:value="0.0497921356226851" calcext:value-type="float">
            <text:p>0.049792135622685</text:p>
          </table:table-cell>
          <table:table-cell office:value-type="string" calcext:value-type="string">
            <text:p>NUP93,LAMP3,TAP2,TAP1,TEAD4,AP2A1,HIST1H3D,HIST1H3E,COX8A,BAD,CAV2,CAV1,TMEM203,APOBEC3A,APOBEC3C,APOBEC3D,APOBEC3F,APOBEC3G,DERL1,PARP10,AP2M1,TRIM38,IL8,PACS1,NELFA,NELFB,PPP2R1A,FCGR3B,CCL5,CCL3,CCL4,LILRB1,CACNA1H,CHMP4B,PPM1B,LENG9,P4HB,APOBEC3H,POLR2H,TFAP4</text:p>
          </table:table-cell>
          <table:table-cell table:number-columns-repeated="1021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19:09:22.237786509</dc:date>
    <meta:editing-duration>PT1H11M3S</meta:editing-duration>
    <meta:editing-cycles>1</meta:editing-cycles>
    <meta:document-statistic meta:table-count="1" meta:cell-count="144" meta:object-count="0"/>
    <meta:generator>LibreOffice/5.4.5.1$Linux_X86_64 LibreOffice_project/79c9829dd5d8054ec39a82dc51cd9eff340dbee8</meta:generator>
  </office:meta>
</office:document-meta>
</file>